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Message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biMessage.setNormalizedMessage( NormalizedMessage normaliz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Message.getHeader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biMessage.setHeader(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biMessage.setBody( Object bod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biMessage.getNormalized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Message.addAttachment( String id , DataHandler cont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biMessage.get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Message.populateInitialAttachments( Map &lt; String , DataHandler &gt; ma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biMessage.JbiMessage( NormalizedMessage normaliz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Message.createBod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biMessage.populateInitialHeaders( Map &lt; String , Object &gt; ma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biMessage.getAttachment( String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biMessage.new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Message.Jbi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